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86cm" svg:height="0.962cm" svg:x="6.5cm" svg:y="1cm">
          <draw:text-box>
            <text:p text:style-name="P1">Testsuite Seitenverlinkung</text:p>
          </draw:text-box>
        </draw:frame>
        <draw:custom-shape draw:style-name="gr2" draw:text-style-name="P1" draw:id="id1" draw:layer="layout" svg:width="6cm" svg:height="1.5cm" svg:x="7.5cm" svg:y="5.1cm"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6cm" svg:height="1.5cm" svg:x="7.5cm" svg:y="9.6cm">
          <text:p text:style-name="P1">Projek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6.6cm" svg:x2="10.5cm" svg:y2="9.6cm" draw:start-shape="id1" draw:start-glue-point="2" draw:end-shape="id2" svg:d="m10500 6600v3000">
          <text:p/>
        </draw:connector>
        <draw:custom-shape draw:style-name="gr2" draw:text-style-name="P1" draw:id="id3" draw:layer="layout" svg:width="6cm" svg:height="1.5cm" svg:x="14cm" svg:y="7.6cm">
          <text:p text:style-name="P1">Neues Projek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5cm" svg:y1="5.85cm" svg:x2="17cm" svg:y2="7.6cm" draw:start-shape="id1" draw:start-glue-point="1" draw:end-shape="id3" svg:d="m13500 5850h3500v1750">
          <text:p/>
        </draw:connector>
        <draw:custom-shape draw:style-name="gr2" draw:text-style-name="P1" draw:id="id4" draw:layer="layout" svg:width="6cm" svg:height="1.5cm" svg:x="7.5cm" svg:y="13.6cm">
          <text:p text:style-name="P1">Testcase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6cm" svg:height="1.5cm" svg:x="1cm" svg:y="11.6cm">
          <text:p text:style-name="P1">Testrun</text:p>
          <text:p text:style-name="P1"><text:span text:style-name="T1">(Bearbeiten und Neu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11.1cm" svg:x2="10.5cm" svg:y2="13.6cm" draw:start-shape="id2" draw:end-shape="id4" draw:end-glue-point="0" svg:d="m10500 11100v2500">
          <text:p/>
        </draw:connector>
        <draw:connector draw:style-name="gr3" draw:text-style-name="P1" draw:layer="layout" svg:x1="13.5cm" svg:y1="10.35cm" svg:x2="17cm" svg:y2="11.6cm" draw:start-shape="id2" draw:start-glue-point="1" draw:end-shape="id5" svg:d="m13500 10350h3500v1250">
          <text:p/>
        </draw:connector>
        <draw:custom-shape draw:style-name="gr2" draw:text-style-name="P1" draw:id="id5" draw:layer="layout" svg:width="6cm" svg:height="1.5cm" svg:x="14cm" svg:y="11.6cm">
          <text:p text:style-name="P1">Neuer Testca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cm" svg:y1="11.6cm" svg:x2="7.5cm" svg:y2="10.35cm" draw:start-shape="id6" draw:start-glue-point="0" draw:end-shape="id2" draw:end-glue-point="3" svg:d="m4000 11600v-1250h3500">
          <text:p/>
        </draw:connector>
        <draw:custom-shape draw:style-name="gr2" draw:text-style-name="P1" draw:id="id7" draw:layer="layout" svg:width="6cm" svg:height="1.5cm" svg:x="1cm" svg:y="7.5cm">
          <text:p text:style-name="P1"><text:span text:style-name="T1">Weitere</text:span></text:p>
          <text:p text:style-name="P1">Einstellunge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cm" svg:y1="7.5cm" svg:x2="7.5cm" svg:y2="5.85cm" draw:start-shape="id7" draw:start-glue-point="0" draw:end-shape="id1" draw:end-glue-point="3" svg:d="m4000 7500v-1650h3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 Bellmann</meta:initial-creator>
    <meta:creation-date>2011-03-20T15:15:23</meta:creation-date>
    <meta:printed-by>Marc Bellmann</meta:printed-by>
    <meta:print-date>2011-03-20T15:22:47</meta:print-date>
    <dc:date>2011-03-20T16:24:46</dc:date>
    <dc:creator>Marc Bellmann</dc:creator>
    <meta:editing-duration>PT00H54M13S</meta:editing-duration>
    <meta:editing-cycles>1</meta:editing-cycles>
    <meta:document-statistic meta:object-count="14"/>
    <meta:generator>OpenOffice.org/3.2$Unix OpenOffice.org_project/320m19$Build-9505</meta:generator>
  </office:meta>
</office:document-meta>
</file>